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91pt"/>
    </style:style>
    <style:style style:name="co3" style:family="table-column">
      <style:table-column-properties fo:break-before="auto" style:column-width="7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LabReport1</text:p>
          </table:table-cell>
          <table:table-cell office:value-type="string" calcext:value-type="string">
            <text:p>ProjectProposal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Midterm3BP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5.26" calcext:value-type="float">
            <text:p>95.2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8.57" calcext:value-type="float">
            <text:p>98.57</text:p>
          </table:table-cell>
          <table:table-cell office:value-type="float" office:value="91.14" calcext:value-type="float">
            <text:p>91.14</text:p>
          </table:table-cell>
          <table:table-cell office:value-type="float" office:value="99.71" calcext:value-type="float">
            <text:p>99.7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2.92" calcext:value-type="float">
            <text:p>92.9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4.88" calcext:value-type="float">
            <text:p>94.88</text:p>
          </table:table-cell>
          <table:table-cell table:formula="of:=23/28" office:value-type="float" office:value="0.821428571428571" calcext:value-type="float">
            <text:p>0.8214285714</text:p>
          </table:table-cell>
          <table:table-cell table:formula="of:=10.25/12" office:value-type="float" office:value="0.854166666666667" calcext:value-type="float">
            <text:p>0.8541666667</text:p>
          </table:table-cell>
        </table:table-row>
        <table:table-row table:style-name="ro1"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8.1" calcext:value-type="float">
            <text:p>98.1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29" calcext:value-type="float">
            <text:p>98.29</text:p>
          </table:table-cell>
          <table:table-cell office:value-type="float" office:value="99.57" calcext:value-type="float">
            <text:p>99.57</text:p>
          </table:table-cell>
          <table:table-cell office:value-type="float" office:value="99" calcext:value-type="float">
            <text:p>9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28/28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68.12" calcext:value-type="float">
            <text:p>68.12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83.86" calcext:value-type="float">
            <text:p>83.86</text:p>
          </table:table-cell>
          <table:table-cell office:value-type="float" office:value="85" calcext:value-type="float">
            <text:p>85</text:p>
          </table:table-cell>
          <table:table-cell office:value-type="float" office:value="97.52" calcext:value-type="float">
            <text:p>97.52</text:p>
          </table:table-cell>
          <table:table-cell office:value-type="float" office:value="0" calcext:value-type="float">
            <text:p>0</text:p>
          </table:table-cell>
          <table:table-cell office:value-type="float" office:value="83.92" calcext:value-type="float">
            <text:p>83.92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7.25" calcext:value-type="float">
            <text:p>97.25</text:p>
          </table:table-cell>
          <table:table-cell table:formula="of:=15/28" office:value-type="float" office:value="0.535714285714286" calcext:value-type="float">
            <text:p>0.5357142857</text:p>
          </table:table-cell>
          <table:table-cell table:formula="of:=9.75/12"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5.07" calcext:value-type="float">
            <text:p>95.07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9.24" calcext:value-type="float">
            <text:p>99.24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98.54" calcext:value-type="float">
            <text:p>98.54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9.25" calcext:value-type="float">
            <text:p>99.25</text:p>
          </table:table-cell>
          <table:table-cell table:formula="of:=26/28" office:value-type="float" office:value="0.928571428571429" calcext:value-type="float">
            <text:p>0.9285714286</text:p>
          </table:table-cell>
          <table:table-cell table:formula="of:=10.25/12" office:value-type="float" office:value="0.854166666666667" calcext:value-type="float">
            <text:p>0.8541666667</text:p>
          </table:table-cell>
        </table:table-row>
        <table:table-row table:style-name="ro1"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4.55" calcext:value-type="float">
            <text:p>94.55</text:p>
          </table:table-cell>
          <table:table-cell/>
          <table:table-cell table:formula="of:=18.5/20" office:value-type="float" office:value="0.925" calcext:value-type="float">
            <text:p>0.925</text:p>
          </table:table-cell>
          <table:table-cell office:value-type="float" office:value="99.43" calcext:value-type="float">
            <text:p>99.43</text:p>
          </table:table-cell>
          <table:table-cell office:value-type="float" office:value="97" calcext:value-type="float">
            <text:p>97</text:p>
          </table:table-cell>
          <table:table-cell office:value-type="float" office:value="98.95" calcext:value-type="float">
            <text:p>98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58" calcext:value-type="float">
            <text:p>95.58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92" calcext:value-type="float">
            <text:p>98.92</text:p>
          </table:table-cell>
          <table:table-cell table:formula="of:=18/28" office:value-type="float" office:value="0.642857142857143" calcext:value-type="float">
            <text:p>0.6428571429</text:p>
          </table:table-cell>
          <table:table-cell table:formula="of:=11/12" office:value-type="float" office:value="0.916666666666667" calcext:value-type="float">
            <text:p>0.9166666667</text:p>
          </table:table-cell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6.31" calcext:value-type="float">
            <text:p>96.31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8.38" calcext:value-type="float">
            <text:p>98.38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98.75" calcext:value-type="float">
            <text:p>98.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9.63" calcext:value-type="float">
            <text:p>99.63</text:p>
          </table:table-cell>
          <table:table-cell table:formula="of:=27.5/28" office:value-type="float" office:value="0.982142857142857" calcext:value-type="float">
            <text:p>0.9821428571</text:p>
          </table:table-cell>
          <table:table-cell table:formula="of:=10.25/12" office:value-type="float" office:value="0.854166666666667" calcext:value-type="float">
            <text:p>0.8541666667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67.74" calcext:value-type="float">
            <text:p>67.7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1.14" calcext:value-type="float">
            <text:p>91.14</text:p>
          </table:table-cell>
          <table:table-cell office:value-type="float" office:value="99.43" calcext:value-type="float">
            <text:p>99.43</text:p>
          </table:table-cell>
          <table:table-cell office:value-type="float" office:value="98.86" calcext:value-type="float">
            <text:p>98.86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2.5" calcext:value-type="float">
            <text:p>92.5</text:p>
          </table:table-cell>
          <table:table-cell table:formula="of:=21/28" office:value-type="float" office:value="0.75" calcext:value-type="float">
            <text:p>0.75</text:p>
          </table:table-cell>
          <table:table-cell table:formula="of:=10.25/12" office:value-type="float" office:value="0.854166666666667" calcext:value-type="float">
            <text:p>0.8541666667</text:p>
          </table:table-cell>
        </table:table-row>
        <table:table-row table:style-name="ro1"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3.57" calcext:value-type="float">
            <text:p>93.57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7.57" calcext:value-type="float">
            <text:p>97.57</text:p>
          </table:table-cell>
          <table:table-cell office:value-type="float" office:value="98.14" calcext:value-type="float">
            <text:p>98.14</text:p>
          </table:table-cell>
          <table:table-cell office:value-type="float" office:value="98.86" calcext:value-type="float">
            <text:p>98.86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04" calcext:value-type="float">
            <text:p>97.04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 table:formula="of:=11/12" office:value-type="float" office:value="0.916666666666667" calcext:value-type="float">
            <text:p>0.9166666667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5.02" calcext:value-type="float">
            <text:p>95.02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8.29" calcext:value-type="float">
            <text:p>98.29</text:p>
          </table:table-cell>
          <table:table-cell table:number-columns-repeated="2" office:value-type="float" office:value="99.43" calcext:value-type="float">
            <text:p>99.43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6.92" calcext:value-type="float">
            <text:p>96.9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25" calcext:value-type="float">
            <text:p>99.25</text:p>
          </table:table-cell>
          <table:table-cell table:formula="of:=26/28" office:value-type="float" office:value="0.928571428571429" calcext:value-type="float">
            <text:p>0.9285714286</text:p>
          </table:table-cell>
          <table:table-cell table:formula="of:=10/12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05" calcext:value-type="float">
            <text:p>98.05</text:p>
          </table:table-cell>
          <table:table-cell/>
          <table:table-cell table:formula="of:=18.25/20" office:value-type="float" office:value="0.9125" calcext:value-type="float">
            <text:p>0.9125</text:p>
          </table:table-cell>
          <table:table-cell office:value-type="float" office:value="98.43" calcext:value-type="float">
            <text:p>98.43</text:p>
          </table:table-cell>
          <table:table-cell office:value-type="float" office:value="99.57" calcext:value-type="float">
            <text:p>99.57</text:p>
          </table:table-cell>
          <table:table-cell office:value-type="float" office:value="83.81" calcext:value-type="float">
            <text:p>83.8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04" calcext:value-type="float">
            <text:p>97.0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 table:formula="of:=10/12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41.67" calcext:value-type="float">
            <text:p>41.67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63.57" calcext:value-type="float">
            <text:p>63.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76.54" calcext:value-type="float">
            <text:p>76.5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78.33" calcext:value-type="float">
            <text:p>78.33</text:p>
          </table:table-cell>
          <table:table-cell table:formula="of:=22/28" office:value-type="float" office:value="0.785714285714286" calcext:value-type="float">
            <text:p>0.7857142857</text:p>
          </table:table-cell>
          <table:table-cell table:formula="of:=11/12" office:value-type="float" office:value="0.916666666666667" calcext:value-type="float">
            <text:p>0.9166666667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17.75/20" office:value-type="float" office:value="0.8875" calcext:value-type="float">
            <text:p>0.88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07" calcext:value-type="float">
            <text:p>98.07</text:p>
          </table:table-cell>
          <table:table-cell office:value-type="float" office:value="98.33" calcext:value-type="float">
            <text:p>98.33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56" calcext:value-type="float">
            <text:p>98.56</text:p>
          </table:table-cell>
          <table:table-cell table:formula="of:=21/28" office:value-type="float" office:value="0.75" calcext:value-type="float">
            <text:p>0.75</text:p>
          </table:table-cell>
          <table:table-cell table:formula="of:=12.25/12" office:value-type="float" office:value="1.02083333333333" calcext:value-type="float">
            <text:p>1.0208333333</text:p>
          </table:table-cell>
        </table:table-row>
        <table:table-row table:style-name="ro1"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82.24" calcext:value-type="float">
            <text:p>82.24</text:p>
          </table:table-cell>
          <table:table-cell/>
          <table:table-cell table:formula="of:=18/20" office:value-type="float" office:value="0.9" calcext:value-type="float">
            <text:p>0.9</text:p>
          </table:table-cell>
          <table:table-cell office:value-type="float" office:value="90.5" calcext:value-type="float">
            <text:p>90.5</text:p>
          </table:table-cell>
          <table:table-cell office:value-type="float" office:value="84.86" calcext:value-type="float">
            <text:p>84.86</text:p>
          </table:table-cell>
          <table:table-cell office:value-type="float" office:value="56.19" calcext:value-type="float">
            <text:p>56.19</text:p>
          </table:table-cell>
          <table:table-cell office:value-type="float" office:value="0" calcext:value-type="float">
            <text:p>0</text:p>
          </table:table-cell>
          <table:table-cell office:value-type="float" office:value="99.17" calcext:value-type="float">
            <text:p>99.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/>
        </table:table-row>
        <table:table-row table:style-name="ro1"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78.21" calcext:value-type="float">
            <text:p>78.21</text:p>
          </table:table-cell>
          <table:table-cell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63.71" calcext:value-type="float">
            <text:p>63.71</text:p>
          </table:table-cell>
          <table:table-cell office:value-type="float" office:value="76.43" calcext:value-type="float">
            <text:p>76.43</text:p>
          </table:table-cell>
          <table:table-cell office:value-type="float" office:value="94.57" calcext:value-type="float">
            <text:p>94.57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25" calcext:value-type="float">
            <text:p>99.25</text:p>
          </table:table-cell>
          <table:table-cell table:formula="of:=18/28" office:value-type="float" office:value="0.642857142857143" calcext:value-type="float">
            <text:p>0.6428571429</text:p>
          </table:table-cell>
          <table:table-cell table:formula="of:=9.25/12" office:value-type="float" office:value="0.770833333333333" calcext:value-type="float">
            <text:p>0.7708333333</text:p>
          </table:table-cell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93.74" calcext:value-type="float">
            <text:p>93.74</text:p>
          </table:table-cell>
          <table:table-cell/>
          <table:table-cell table:formula="of:=16.25/20" office:value-type="float" office:value="0.8125" calcext:value-type="float">
            <text:p>0.8125</text:p>
          </table:table-cell>
          <table:table-cell office:value-type="float" office:value="82.86" calcext:value-type="float">
            <text:p>82.86</text:p>
          </table:table-cell>
          <table:table-cell office:value-type="float" office:value="0" calcext:value-type="float">
            <text:p>0</text:p>
          </table:table-cell>
          <table:table-cell office:value-type="float" office:value="83.71" calcext:value-type="float">
            <text:p>83.71</text:p>
          </table:table-cell>
          <table:table-cell office:value-type="float" office:value="0" calcext:value-type="float">
            <text:p>0</text:p>
          </table:table-cell>
          <table:table-cell office:value-type="float" office:value="97.88" calcext:value-type="float">
            <text:p>97.88</text:p>
          </table:table-cell>
          <table:table-cell office:value-type="float" office:value="0" calcext:value-type="float">
            <text:p>0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4.42" calcext:value-type="float">
            <text:p>94.42</text:p>
          </table:table-cell>
          <table:table-cell table:formula="of:=21/28" office:value-type="float" office:value="0.75" calcext:value-type="float">
            <text:p>0.75</text:p>
          </table:table-cell>
          <table:table-cell table:formula="of:=10/12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8.76" calcext:value-type="float">
            <text:p>98.7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57" calcext:value-type="float">
            <text:p>99.57</text:p>
          </table:table-cell>
          <table:table-cell office:value-type="float" office:value="57.14" calcext:value-type="float">
            <text:p>57.14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99.5" calcext:value-type="float">
            <text:p>99.5</text:p>
          </table:table-cell>
          <table:table-cell table:formula="of:=9/1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7/28" office:value-type="float" office:value="0.964285714285714" calcext:value-type="float">
            <text:p>0.9642857143</text:p>
          </table:table-cell>
          <table:table-cell table:formula="of:=10.5/12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65.33" calcext:value-type="float">
            <text:p>65.33</text:p>
          </table:table-cell>
          <table:table-cell/>
          <table:table-cell table:formula="of:=18/20" office:value-type="float" office:value="0.9" calcext:value-type="float">
            <text:p>0.9</text:p>
          </table:table-cell>
          <table:table-cell office:value-type="float" office:value="91.14" calcext:value-type="float">
            <text:p>91.14</text:p>
          </table:table-cell>
          <table:table-cell office:value-type="float" office:value="70.57" calcext:value-type="float">
            <text:p>70.5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2/28" office:value-type="float" office:value="0.428571428571429" calcext:value-type="float">
            <text:p>0.4285714286</text:p>
          </table:table-cell>
          <table:table-cell table:formula="of:=8.5/12" office:value-type="float" office:value="0.708333333333333" calcext:value-type="float">
            <text:p>0.7083333333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5.86" calcext:value-type="float">
            <text:p>95.8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9" calcext:value-type="float">
            <text:p>99.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42" calcext:value-type="float">
            <text:p>95.42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3" calcext:value-type="float">
            <text:p>98.63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formula="of:=11.5/12" office:value-type="float" office:value="0.958333333333333" calcext:value-type="float">
            <text:p>0.9583333333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89.57" calcext:value-type="float">
            <text:p>89.57</text:p>
          </table:table-cell>
          <table:table-cell/>
          <table:table-cell table:formula="of:=15.75/20" office:value-type="float" office:value="0.7875" calcext:value-type="float">
            <text:p>0.7875</text:p>
          </table:table-cell>
          <table:table-cell office:value-type="float" office:value="99.43" calcext:value-type="float">
            <text:p>99.43</text:p>
          </table:table-cell>
          <table:table-cell office:value-type="float" office:value="99.86" calcext:value-type="float">
            <text:p>99.86</text:p>
          </table:table-cell>
          <table:table-cell office:value-type="float" office:value="98.38" calcext:value-type="float">
            <text:p>98.38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42" calcext:value-type="float">
            <text:p>98.42</text:p>
          </table:table-cell>
          <table:table-cell table:formula="of:=10/10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8.08" calcext:value-type="float">
            <text:p>98.08</text:p>
          </table:table-cell>
          <table:table-cell table:formula="of:=24/28" office:value-type="float" office:value="0.857142857142857" calcext:value-type="float">
            <text:p>0.8571428571</text:p>
          </table:table-cell>
          <table:table-cell table:formula="of:=10/12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87.64" calcext:value-type="float">
            <text:p>87.64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57" calcext:value-type="float">
            <text:p>98.57</text:p>
          </table:table-cell>
          <table:table-cell office:value-type="float" office:value="99.14" calcext:value-type="float">
            <text:p>99.14</text:p>
          </table:table-cell>
          <table:table-cell office:value-type="float" office:value="99.24" calcext:value-type="float">
            <text:p>99.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04" calcext:value-type="float">
            <text:p>99.04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 table:formula="of:=10.25/12" office:value-type="float" office:value="0.854166666666667" calcext:value-type="float">
            <text:p>0.8541666667</text:p>
          </table:table-cell>
        </table:table-row>
        <table:table-row table:style-name="ro1"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6.6" calcext:value-type="float">
            <text:p>96.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43" calcext:value-type="float">
            <text:p>99.43</text:p>
          </table:table-cell>
          <table:table-cell office:value-type="float" office:value="98.14" calcext:value-type="float">
            <text:p>98.14</text:p>
          </table:table-cell>
          <table:table-cell office:value-type="float" office:value="98.95" calcext:value-type="float">
            <text:p>98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97.92" calcext:value-type="float">
            <text:p>97.92</text:p>
          </table:table-cell>
          <table:table-cell table:formula="of:=21/28" office:value-type="float" office:value="0.75" calcext:value-type="float">
            <text:p>0.75</text:p>
          </table:table-cell>
          <table:table-cell table:formula="of:=12/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Villareal</text:p>
          </table:table-cell>
          <table:table-cell office:value-type="string" calcext:value-type="string">
            <text:p>rvillare@poets.whittier.edu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20.75/20" office:value-type="float" office:value="1.0375" calcext:value-type="float">
            <text:p>1.0375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table:formula="of:=26.5/28" office:value-type="float" office:value="0.946428571428571" calcext:value-type="float">
            <text:p>0.9464285714</text:p>
          </table:table-cell>
          <table:table-cell table:formula="of:=13.25/12" office:value-type="float" office:value="1.10416666666667" calcext:value-type="float">
            <text:p>1.1041666667</text:p>
          </table:table-cell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6.64" calcext:value-type="float">
            <text:p>96.6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6.43" calcext:value-type="float">
            <text:p>96.43</text:p>
          </table:table-cell>
          <table:table-cell office:value-type="float" office:value="98.43" calcext:value-type="float">
            <text:p>98.43</text:p>
          </table:table-cell>
          <table:table-cell office:value-type="float" office:value="97.05" calcext:value-type="float">
            <text:p>97.0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92.83" calcext:value-type="float">
            <text:p>92.83</text:p>
          </table:table-cell>
          <table:table-cell table:formula="of:=19/28" office:value-type="float" office:value="0.678571428571429" calcext:value-type="float">
            <text:p>0.6785714286</text:p>
          </table:table-cell>
          <table:table-cell table:formula="of:=12/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7.69" calcext:value-type="float">
            <text:p>97.69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9" calcext:value-type="float">
            <text:p>9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52" calcext:value-type="float">
            <text:p>99.52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8/28" office:value-type="float" office:value="1" calcext:value-type="float">
            <text:p>1</text:p>
          </table:table-cell>
          <table:table-cell table:formula="of:=11.25/12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2.07" calcext:value-type="float">
            <text:p>92.07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8.14" calcext:value-type="float">
            <text:p>98.14</text:p>
          </table:table-cell>
          <table:table-cell office:value-type="float" office:value="92.57" calcext:value-type="float">
            <text:p>92.57</text:p>
          </table:table-cell>
          <table:table-cell office:value-type="float" office:value="97.71" calcext:value-type="float">
            <text:p>97.7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75" calcext:value-type="float">
            <text:p>95.75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4.96" calcext:value-type="float">
            <text:p>94.96</text:p>
          </table:table-cell>
          <table:table-cell table:formula="of:=28/28" office:value-type="float" office:value="1" calcext:value-type="float">
            <text:p>1</text:p>
          </table:table-cell>
          <table:table-cell table:formula="of:=10.25/12" office:value-type="float" office:value="0.854166666666667" calcext:value-type="float">
            <text:p>0.8541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5-07">00/00/0000</text:date>, <text:time style:data-style-name="N2" text:time-value="08:32:42.066177966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49:42</meta:creation-date>
    <dc:date>2019-05-07T08:43:15.241083720</dc:date>
    <meta:editing-duration>PT5H44M15S</meta:editing-duration>
    <meta:editing-cycles>29</meta:editing-cycles>
    <meta:document-statistic meta:table-count="1" meta:cell-count="392" meta:object-count="0"/>
  </office:meta>
</office:document-meta>
</file>